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officeooo:rsid="001a2b63" officeooo:paragraph-rsid="001a2b63"/>
    </style:style>
    <style:style style:name="P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officeooo:rsid="001a2b63" officeooo:paragraph-rsid="001a63d7"/>
    </style:style>
    <style:style style:name="P4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officeooo:rsid="001a2b63" officeooo:paragraph-rsid="001c42c6"/>
    </style:style>
    <style:style style:name="P5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a63d7" officeooo:paragraph-rsid="001a63d7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c42c6" officeooo:paragraph-rsid="001c42c6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d74e0" officeooo:paragraph-rsid="001d74e0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e15cd" officeooo:paragraph-rsid="001e15cd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normal" officeooo:rsid="001a63d7" officeooo:paragraph-rsid="001a63d7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normal" officeooo:rsid="001a63d7" officeooo:paragraph-rsid="001c42c6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normal" officeooo:rsid="001c42c6" officeooo:paragraph-rsid="001c42c6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normal" officeooo:rsid="001e15cd" officeooo:paragraph-rsid="001e15cd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officeooo:rsid="001a63d7" officeooo:paragraph-rsid="001a63d7"/>
    </style:style>
    <style:style style:name="P15" style:family="paragraph" style:parent-style-name="Standard">
      <style:paragraph-properties fo:margin-top="0cm" fo:margin-bottom="0cm" loext:contextual-spacing="false"/>
      <style:text-properties fo:font-size="12pt" fo:background-color="#ffffff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fo:font-size="12pt" style:text-underline-style="none" officeooo:rsid="001a2b63" officeooo:paragraph-rsid="001a2b63" fo:background-color="#ffffff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style:text-underline-style="none" officeooo:rsid="001a2b63" officeooo:paragraph-rsid="001a2b63"/>
    </style:style>
    <style:style style:name="P18" style:family="paragraph" style:parent-style-name="Standard">
      <style:paragraph-properties fo:margin-top="0cm" fo:margin-bottom="0cm" loext:contextual-spacing="false"/>
      <style:text-properties style:text-underline-style="none" officeooo:rsid="001a63d7" officeooo:paragraph-rsid="001a63d7"/>
    </style:style>
    <style:style style:name="P19" style:family="paragraph" style:parent-style-name="Standard">
      <style:paragraph-properties fo:margin-top="0cm" fo:margin-bottom="0cm" loext:contextual-spacing="false"/>
      <style:text-properties style:text-underline-style="none" fo:font-weight="normal" officeooo:rsid="001a63d7" officeooo:paragraph-rsid="001a63d7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style:text-underline-style="none" fo:font-weight="normal" officeooo:rsid="001c42c6" officeooo:paragraph-rsid="001c42c6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ize="12pt" fo:background-color="#ffffff" style:font-size-asian="12pt" style:font-size-complex="12pt"/>
    </style:style>
    <style:style style:name="P22" style:family="paragraph" style:parent-style-name="Standard" style:master-page-name="Standard">
      <style:paragraph-properties fo:margin-top="0cm" fo:margin-bottom="0cm" loext:contextual-spacing="false" style:page-number="1"/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margin-top="0cm" fo:margin-bottom="0cm" loext:contextual-spacing="false"/>
      <style:text-properties style:text-underline-style="none" fo:font-weight="normal" officeooo:rsid="001e15cd" officeooo:paragraph-rsid="001e15cd" style:font-weight-asian="normal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style:text-underline-style="none" fo:font-weight="normal" officeooo:rsid="0020b5eb" officeooo:paragraph-rsid="0020b5eb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normal" officeooo:rsid="001e15cd" officeooo:paragraph-rsid="001e15cd" style:font-weight-asian="normal" style:font-weight-complex="normal"/>
    </style:style>
    <style:style style:name="P26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normal" officeooo:rsid="0020b5eb" officeooo:paragraph-rsid="0020b5eb" style:font-weight-asian="normal" style:font-weight-complex="normal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fo:font-size="12pt" fo:background-color="#ffffff" loext:char-shading-value="0" style:font-size-asian="12pt" style:font-size-complex="12pt"/>
    </style:style>
    <style:style style:name="T2" style:family="text">
      <style:text-properties fo:font-size="12pt" style:text-underline-style="none" fo:background-color="#ffffff" loext:char-shading-value="0" style:font-size-asian="12pt" style:font-size-complex="12pt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63d7"/>
    </style:style>
    <style:style style:name="T5" style:family="text">
      <style:text-properties style:text-underline-style="none" officeooo:rsid="001c42c6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a63d7" style:font-weight-asian="normal" style:font-weight-complex="normal"/>
    </style:style>
    <style:style style:name="T8" style:family="text">
      <style:text-properties style:text-underline-style="none" fo:font-weight="normal" officeooo:rsid="001c42c6" style:font-weight-asian="normal" style:font-weight-complex="normal"/>
    </style:style>
    <style:style style:name="T9" style:family="text">
      <style:text-properties style:text-underline-style="none" officeooo:rsid="001e15cd"/>
    </style:style>
    <style:style style:name="T10" style:family="text">
      <style:text-properties style:text-underline-style="none" officeooo:rsid="001fa987"/>
    </style:style>
    <style:style style:name="T11" style:family="text">
      <style:text-properties officeooo:rsid="001a63d7"/>
    </style:style>
    <style:style style:name="T12" style:family="text">
      <style:text-properties officeooo:rsid="001c4192"/>
    </style:style>
    <style:style style:name="T13" style:family="text">
      <style:text-properties officeooo:rsid="001c42c6"/>
    </style:style>
    <style:style style:name="T14" style:family="text">
      <style:text-properties fo:font-weight="normal" officeooo:rsid="001a63d7" style:font-weight-asian="normal" style:font-weight-complex="normal"/>
    </style:style>
    <style:style style:name="T15" style:family="text">
      <style:text-properties officeooo:rsid="001e15c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74e0" style:font-weight-asian="bold" style:font-weight-complex="bold"/>
    </style:style>
    <style:style style:name="T18" style:family="text">
      <style:text-properties officeooo:rsid="0020b5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12/01:</text:p>
      <text:p text:style-name="P4"><text:span text:style-name="T14">Présents :</text:span><text:span text:style-name="T7"> </text:span><text:span text:style-name="T8">Jules Matthieu Théo Clémentine Jessie</text:span><text:span text:style-name="T4"> </text:span></text:p>
      <text:p text:style-name="P3">Notes :</text:p>
      <text:p text:style-name="P15"><text:tab/>-Utiliser Dot (pour faire des graphes/treillis) ou TickZ??</text:p>
      <text:p text:style-name="P21">une partie de la doc est sur le site graphviz</text:p>
      <text:p text:style-name="P15"><text:tab/>-1ère tache faire une syntaxe textuelle (du AOC-poset??) puis générer un <text:tab/>méta-modèle |existe des outils (Xtext, ...), (tuto Olivier le Goaer sur google)</text:p>
      <text:p text:style-name="P15"><text:tab/>-Lire sur wikipedia "ingénierie dirigé par les modèles" <text:s/>(surtout le passage 2.1)</text:p>
      <text:p text:style-name="P2"><text:span text:style-name="T1">A faire :</text:span><text:span text:style-name="T2"> </text:span></text:p>
      <text:p text:style-name="P16"><text:tab/>-Lecture du document donné</text:p>
      <text:p text:style-name="P16"><text:tab/>-familiarisation avec Dot</text:p>
      <text:p text:style-name="P1"/>
      <text:p text:style-name="P5">25/01:</text:p>
      <text:p text:style-name="P11">Présents :<text:span text:style-name="T3"> </text:span><text:span text:style-name="T5">Jules Matthieu Théo Clémentine Jessie</text:span></text:p>
      <text:p text:style-name="P2">Notes ;</text:p>
      <text:p text:style-name="P1"><text:tab/>- Meta-modèle: définir les entrées et la syntaxe du méta-modèle, une grammaire <text:tab/>textuelle</text:p>
      <text:p text:style-name="P1"><text:tab/>-Xtext: suivre le tuto de Le Goaer: <text:tab/>http://olegoaer.developpez.com/tutos/model/xtext/wdl/</text:p>
      <text:p text:style-name="P1"><text:tab/>- Télécharger Eclipse modeling tools</text:p>
      <text:p text:style-name="P1"><text:tab/>(note pour plus tard: cardinalité * -&gt; -1 sur Dot)</text:p>
      <text:p text:style-name="P2">A faire :<text:span text:style-name="T3"> </text:span></text:p>
      <text:p text:style-name="P17"><text:tab/>-Installation de EMT</text:p>
      <text:p text:style-name="P17"><text:tab/>-Tutoriel de Le Goaer sur xtext</text:p>
      <text:p text:style-name="P1"/>
      <text:p text:style-name="P5">01/02:</text:p>
      <text:p text:style-name="P11">Présents :<text:span text:style-name="T3"> </text:span><text:span text:style-name="T5">Jules Matthieu Théo Jessie</text:span></text:p>
      <text:p text:style-name="P2">Notes :</text:p>
      <text:p text:style-name="P1"><text:tab/>Terminologie:</text:p>
      <text:list xml:id="list5774771436517112477" text:style-name="WWNum1">
        <text:list-header>
          <text:p text:style-name="P27">- Boite: désigne les boites contenant les features</text:p>
          <text:p text:style-name="P27">- Groupe de boites: désignes les boites étant à la racine d’une fleche d’un groupe Or ou XOr</text:p>
          <text:p text:style-name="P27">- Super-boite: désigne la boite cible d’une flèche</text:p>
        </text:list-header>
      </text:list>
      <text:p text:style-name="P1"><text:tab/>Mettre xOr ou Or dans un bool</text:p>
      <text:p text:style-name="P1"><text:tab/>Mutex: groupe de plus de 2 boites sans parents</text:p>
      <text:p text:style-name="P1"><text:tab/>Pour les attributs en ecore, mettre de ETypes</text:p>
      <text:p text:style-name="P2">A faire :<text:span text:style-name="T3"> </text:span></text:p>
      <text:p text:style-name="P17"><text:tab/>-</text:p>
      <text:p text:style-name="P1"/>
      <text:p text:style-name="P5">08/02:</text:p>
      <text:p text:style-name="P11">Présents :<text:span text:style-name="T3"> </text:span><text:span text:style-name="T5">Jules Matthieu Théo Marianne Jessie</text:span></text:p>
      <text:p text:style-name="P1">Tester si r<text:span text:style-name="T13">ecolor</text:span>able sur Graphiz</text:p>
      <text:p text:style-name="P14">A faire :</text:p>
      <text:p text:style-name="P18"><text:tab/><text:span text:style-name="T12">Modifier le méta-modèle</text:span></text:p>
      <text:p text:style-name="P1"><text:tab/>Instanciation</text:p>
      <text:p text:style-name="P1"><text:tab/>Remanier la grammaire pour qu’elle corresponde au résultat attendu</text:p>
      <text:p text:style-name="P1"><text:tab/><text:span text:style-name="T11">Commencer la t</text:span>ransformation Dot (Projection vers Dot)</text:p>
      <text:p text:style-name="P1"><text:soft-page-break/></text:p>
      <text:p text:style-name="P1"/>
      <text:p text:style-name="P6"/>
      <text:p text:style-name="P6">22/02 :</text:p>
      <text:p text:style-name="P10">Présents :<text:span text:style-name="T3"> </text:span><text:span text:style-name="T5">Jules Matthieu Théo Marianne</text:span></text:p>
      <text:p text:style-name="P10">Notes :<text:span text:style-name="T3"> Mettre une composition entre Boite et Feature</text:span></text:p>
      <text:p text:style-name="P10">A faire :<text:span text:style-name="T3"> Lire chacun un article et le résumer aux autres</text:span></text:p>
      <text:p text:style-name="P19"><text:tab/>Eventuellement chercher comment mettre de la couleur sur la représentation graphique</text:p>
      <text:p text:style-name="P19"><text:tab/><text:span text:style-name="T13">Table correspondance Grammaire/Dot</text:span></text:p>
      <text:p text:style-name="P19"><text:tab/><text:span text:style-name="T13">Découvrir Igenerator</text:span></text:p>
      <text:p text:style-name="P19"/>
      <text:p text:style-name="P7">1/0<text:span text:style-name="T18">3</text:span> :<text:span text:style-name="T6"> </text:span></text:p>
      <text:p text:style-name="P11">Présents :<text:span text:style-name="T3"> </text:span><text:span text:style-name="T5">Jules Matthieu Théo Marianne Jessie Clémentine</text:span></text:p>
      <text:p text:style-name="P12">A faire :<text:span text:style-name="T3"> (Jules) I</text:span><text:span text:style-name="T9">G</text:span><text:span text:style-name="T3">enerator</text:span></text:p>
      <text:p text:style-name="P20"><text:tab/> (Theo) Améliorer la représentation Dot</text:p>
      <text:p text:style-name="P20"><text:tab/> (Matthieu) Bilan mi-parcours</text:p>
      <text:p text:style-name="P8"><text:span text:style-name="T3"><text:tab/></text:span><text:span text:style-name="T15">Avanc</text:span>er Rapport</text:p>
      <text:p text:style-name="P8"/>
      <text:p text:style-name="P9">8/0<text:span text:style-name="T18">3</text:span> :</text:p>
      <text:p text:style-name="P13">Présents :<text:span text:style-name="T3"> Jules Matthieu Théo Marianne Jessie</text:span></text:p>
      <text:p text:style-name="P13">A faire :<text:span text:style-name="T3"> </text:span></text:p>
      <text:p text:style-name="P13"><text:span text:style-name="T3"><text:tab/>-</text:span><text:span text:style-name="T10">(tous)</text:span><text:span text:style-name="T3">finir résumé des articles </text:span></text:p>
      <text:p text:style-name="P23"><text:tab/>-(Jules)finir IGenerator</text:p>
      <text:p text:style-name="P23"><text:tab/>-(Theo)algo pour les rangs</text:p>
      <text:p text:style-name="P13"><text:span text:style-name="T3"><text:tab/></text:span><text:span text:style-name="T10">(tous)</text:span><text:span text:style-name="T16">Avanc</text:span><text:span text:style-name="T17">er Rapport</text:span></text:p>
      <text:p text:style-name="P13"><text:span text:style-name="T17"/></text:p>
      <text:p text:style-name="P26"><text:span text:style-name="T17">1</text:span><text:span text:style-name="T16">5/03 :</text:span></text:p>
      <text:p text:style-name="P26">Présents :<text:span text:style-name="T3"> Jules Matthieu Théo Clémentine Jessie</text:span></text:p>
      <text:p text:style-name="P26">A faire :</text:p>
      <text:p text:style-name="P24"><text:tab/>-(Jules) compléter Igenerator</text:p>
      <text:p text:style-name="P24"><text:tab/>-(Matthieu et Théo) Lire nouvel article + améliorer l’algorithme de création des ecf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1.90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3.17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.27cm" fo:text-indent="4.44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1.27cm" fo:text-indent="5.71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text:list-tab-stop-position="1.27cm" fo:text-indent="6.98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text:list-tab-stop-position="1.27cm" fo:text-indent="8.25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text:list-tab-stop-position="1.27cm" fo:text-indent="9.52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text:list-tab-stop-position="1.27cm" fo:text-indent="10.79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1:59:14.888464326</dc:date>
    <meta:editing-duration>PT37M34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65" meta:word-count="364" meta:character-count="2330" meta:non-whitespace-character-count="1989"/>
  </office:meta>
</office:document-meta>
</file>